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9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7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</style:style>
    <style:style style:name="co1" style:family="table-column">
      <style:table-column-properties style:column-width="3.954cm" style:use-optimal-column-width="false"/>
    </style:style>
    <style:style style:name="co2" style:family="table-column">
      <style:table-column-properties style:column-width="3.955cm" style:use-optimal-column-width="false"/>
    </style:style>
    <style:style style:name="co3" style:family="table-column">
      <style:table-column-properties style:column-width="3.956cm" style:use-optimal-column-width="false"/>
    </style:style>
    <style:style style:name="co4" style:family="table-column">
      <style:table-column-properties style:column-width="2.33cm" style:use-optimal-column-width="false"/>
    </style:style>
    <style:style style:name="co5" style:family="table-column">
      <style:table-column-properties style:column-width="2.329cm" style:use-optimal-column-width="false"/>
    </style:style>
    <style:style style:name="ro1" style:family="table-row">
      <style:table-row-properties style:row-height="3.524cm"/>
    </style:style>
    <style:style style:name="ro2" style:family="table-row">
      <style:table-row-properties style:row-height="3.526cm"/>
    </style:style>
    <style:style style:name="ro3" style:family="table-row">
      <style:table-row-properties style:row-height="3.528cm"/>
    </style:style>
    <style:style style:name="ro4" style:family="table-row">
      <style:table-row-properties style:row-height="2.385cm"/>
    </style:style>
    <style:style style:name="ce1" style:family="table-cell">
      <style:graphic-properties style:repeat="repeat"/>
      <style:text-properties fo:color="#ff3333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6600"/>
    </style:style>
    <style:style style:name="ce4" style:family="table-cell">
      <style:graphic-properties style:repeat="repeat"/>
      <style:text-properties fo:font-size="40pt" style:font-size-asian="40pt" style:font-size-complex="40pt"/>
    </style:style>
    <style:style style:name="P1" style:family="paragraph">
      <style:text-properties fo:color="#0000ff"/>
    </style:style>
    <style:style style:name="P2" style:family="paragraph">
      <style:text-properties fo:color="#0000ff" fo:font-size="60pt" style:font-size-asian="60pt" style:font-size-complex="60pt"/>
    </style:style>
    <style:style style:name="P3" style:family="paragraph">
      <style:text-properties fo:color="#ff3333"/>
    </style:style>
    <style:style style:name="P4" style:family="paragraph">
      <style:paragraph-properties fo:text-align="center"/>
    </style:style>
    <style:style style:name="P5" style:family="paragraph">
      <style:text-properties fo:color="#ff0000"/>
    </style:style>
    <style:style style:name="P6" style:family="paragraph">
      <style:text-properties fo:color="#ff0000" fo:font-size="60pt" style:font-size-asian="60pt" style:font-size-complex="60pt"/>
    </style:style>
    <style:style style:name="P7" style:family="paragraph">
      <style:text-properties fo:color="#ff9900"/>
    </style:style>
    <style:style style:name="P8" style:family="paragraph">
      <style:text-properties fo:color="#ff9900" fo:font-size="60pt" style:font-size-asian="60pt" style:font-size-complex="60pt"/>
    </style:style>
    <style:style style:name="P9" style:family="paragraph">
      <style:text-properties fo:color="#ff9900" fo:font-size="36pt" style:font-size-asian="36pt" style:font-size-complex="36pt"/>
    </style:style>
    <style:style style:name="P10" style:family="paragraph">
      <style:text-properties fo:color="#0000ff" fo:font-size="40pt" style:font-size-asian="40pt" style:font-size-complex="40pt"/>
    </style:style>
    <style:style style:name="P11" style:family="paragraph">
      <style:paragraph-properties fo:text-align="center"/>
      <style:text-properties fo:font-weight="bold"/>
    </style:style>
    <style:style style:name="T1" style:family="text">
      <style:text-properties fo:color="#0000ff"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0000" fo:font-size="60pt" style:font-size-asian="60pt" style:font-size-complex="60pt"/>
    </style:style>
    <style:style style:name="T5" style:family="text">
      <style:text-properties fo:color="#ff9900" fo:font-size="60pt" style:font-size-asian="60pt" style:font-size-complex="60pt"/>
    </style:style>
    <style:style style:name="T6" style:family="text">
      <style:text-properties fo:color="#ff9900" fo:font-size="36pt" style:font-size-asian="36pt" style:font-size-complex="36pt"/>
    </style:style>
    <style:style style:name="T7" style:family="text">
      <style:text-properties fo:color="#ff3333" fo:font-size="36pt" style:font-size-asian="36pt" style:font-size-complex="36pt"/>
    </style:style>
    <style:style style:name="T8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93cm" svg:height="2.618cm" svg:x="41.61cm" svg:y="108.872cm">
          <draw:text-box>
            <text:p text:style-name="P1"><text:span text:style-name="T1">S = “ab”</text:span></text:p>
          </draw:text-box>
        </draw:frame>
        <draw:frame draw:style-name="standard" draw:layer="layout" svg:width="7.907cm" svg:height="3.523cm" svg:x="17.223cm" svg:y="41.24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><text:span text:style-name="T3">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07cm" svg:height="3.523cm" svg:x="39.122cm" svg:y="40.9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><text:span text:style-name="T3">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07cm" svg:height="3.523cm" svg:x="9.733cm" svg:y="52.42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907cm" svg:height="3.523cm" svg:x="24.588cm" svg:y="52.67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><text:span text:style-name="T3">b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907cm" svg:height="3.523cm" svg:x="7.223cm" svg:y="61.66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3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line draw:style-name="gr2" draw:text-style-name="P4" draw:layer="layout" svg:x1="25.259cm" svg:y1="35.571cm" svg:x2="21.195cm" svg:y2="40.778cm">
          <text:p/>
        </draw:line>
        <draw:line draw:style-name="gr2" draw:text-style-name="P4" draw:layer="layout" svg:x1="18.655cm" svg:y1="44.969cm" svg:x2="13.575cm" svg:y2="51.954cm">
          <text:p/>
        </draw:line>
        <draw:frame draw:style-name="standard" draw:layer="layout" svg:width="7.909cm" svg:height="3.525cm" svg:x="49.11cm" svg:y="52.025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line draw:style-name="gr2" draw:text-style-name="P4" draw:layer="layout" svg:x1="11.416cm" svg:y1="56.272cm" svg:x2="10.146cm" svg:y2="61.352cm">
          <text:p/>
        </draw:line>
        <draw:line draw:style-name="gr2" draw:text-style-name="P4" draw:layer="layout" svg:x1="23.354cm" svg:y1="44.969cm" svg:x2="28.18cm" svg:y2="52.462cm">
          <text:p/>
        </draw:line>
        <draw:frame draw:style-name="standard" draw:layer="layout" svg:width="7.909cm" svg:height="3.525cm" svg:x="18.018cm" svg:y="61.41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2" draw:text-style-name="P4" draw:layer="layout" svg:x1="26.529cm" svg:y1="56.526cm" svg:x2="22.211cm" svg:y2="61.225cm">
          <text:p/>
        </draw:line>
        <draw:line draw:style-name="gr2" draw:text-style-name="P4" draw:layer="layout" svg:x1="30.466cm" svg:y1="56.399cm" svg:x2="34.53cm" svg:y2="60.844cm">
          <text:p/>
        </draw:line>
        <draw:line draw:style-name="gr2" draw:text-style-name="P4" draw:layer="layout" svg:x1="29.704cm" svg:y1="35.698cm" svg:x2="42.658cm" svg:y2="40.524cm">
          <text:p/>
        </draw:line>
        <draw:frame draw:style-name="standard" draw:layer="layout" svg:width="7.911cm" svg:height="3.527cm" svg:x="35.517cm" svg:y="52.026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2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2" draw:text-style-name="P4" draw:layer="layout" svg:x1="41.134cm" svg:y1="44.588cm" svg:x2="39.483cm" svg:y2="51.065cm">
          <text:p/>
        </draw:line>
        <draw:line draw:style-name="gr2" draw:text-style-name="P4" draw:layer="layout" svg:x1="44.436cm" svg:y1="44.588cm" svg:x2="52.818cm" svg:y2="51.446cm">
          <text:p/>
        </draw:line>
        <draw:frame draw:style-name="standard" draw:layer="layout" svg:width="7.909cm" svg:height="3.525cm" svg:x="24.084cm" svg:y="31.79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>
              <table:table-cell table:style-name="ce1">
                <text:p text:style-name="P3"><text:span text:style-name="T2">a</text:span></text:p>
              </table:table-cell>
              <table:table-cell table:style-name="ce2">
                <text:p><text:span text:style-name="T3">b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6" draw:layer="layout" svg:width="5.565cm" svg:height="2.618cm" svg:x="23.352cm" svg:y="12.019cm">
          <draw:text-box>
            <text:p text:style-name="P5"><text:span text:style-name="T4">Node</text:span></text:p>
          </draw:text-box>
        </draw:frame>
        <draw:frame draw:style-name="gr3" draw:text-style-name="P2" draw:layer="layout" svg:width="15.797cm" svg:height="2.618cm" svg:x="23.557cm" svg:y="5.572cm">
          <draw:text-box>
            <text:p text:style-name="P1"><text:span text:style-name="T1">Suffix Tree/Tries</text:span></text:p>
          </draw:text-box>
        </draw:frame>
        <draw:frame draw:style-name="standard" draw:layer="layout" svg:width="7.909cm" svg:height="3.525cm" svg:x="30.906cm" svg:y="61.17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2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4" draw:layer="layout" svg:width="13.873cm" svg:height="6.858cm" svg:x="23.733cm" svg:y="15.09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907cm" svg:height="3.523cm" svg:x="25.923cm" svg:y="17.8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1.svm" xlink:type="simple" xlink:show="embed" xlink:actuate="onLoad"/>
        </draw:frame>
        <draw:frame draw:style-name="gr3" draw:text-style-name="P8" draw:layer="layout" svg:width="13.037cm" svg:height="2.618cm" svg:x="24.442cm" svg:y="15.019cm">
          <draw:text-box>
            <text:p text:style-name="P7"><text:span text:style-name="T5">isLeaf = false</text:span></text:p>
          </draw:text-box>
        </draw:frame>
        <draw:frame draw:style-name="gr1" draw:text-style-name="P2" draw:layer="layout" svg:width="7.542cm" svg:height="12.086cm" svg:x="58.355cm" svg:y="32.294cm">
          <draw:text-box>
            <text:p text:style-name="P1"><text:span text:style-name="T1">aaa</text:span></text:p>
            <text:p text:style-name="P1"><text:span text:style-name="T1">aba</text:span></text:p>
            <text:p text:style-name="P1"><text:span text:style-name="T1">abb</text:span></text:p>
            <text:p text:style-name="P1"><text:span text:style-name="T1">ba</text:span></text:p>
            <text:p text:style-name="P1"><text:span text:style-name="T1">bb</text:span></text:p>
          </draw:text-box>
        </draw:frame>
        <draw:frame draw:style-name="gr5" draw:text-style-name="P2" draw:layer="layout" svg:width="7.542cm" svg:height="2.618cm" svg:x="39.451cm" svg:y="72.755cm">
          <draw:text-box>
            <text:p text:style-name="P1"><text:span text:style-name="T1">S = “”</text:span></text:p>
          </draw:text-box>
        </draw:frame>
        <draw:frame draw:style-name="standard" draw:layer="layout" svg:width="4.658cm" svg:height="2.384cm" svg:x="22.369cm" svg:y="74.29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4.658cm" svg:height="2.384cm" svg:x="22.369cm" svg:y="74.29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3.svm" xlink:type="simple" xlink:show="embed" xlink:actuate="onLoad"/>
        </draw:frame>
        <draw:frame draw:style-name="gr6" draw:text-style-name="P9" draw:layer="layout" svg:width="8.179cm" svg:height="1.773cm" svg:x="21.418cm" svg:y="71.993cm">
          <draw:text-box>
            <text:p text:style-name="P9"><text:span text:style-name="T6">isLeaf = false</text:span></text:p>
          </draw:text-box>
        </draw:frame>
        <draw:frame draw:style-name="gr7" draw:text-style-name="P2" draw:layer="layout" svg:width="7.542cm" svg:height="2.618cm" svg:x="40.34cm" svg:y="85.836cm">
          <draw:text-box>
            <text:p text:style-name="P1"><text:span text:style-name="T1">S = “b”</text:span></text:p>
          </draw:text-box>
        </draw:frame>
        <draw:custom-shape draw:style-name="gr4" draw:text-style-name="P4" draw:layer="layout" svg:width="9.653cm" svg:height="6.096cm" svg:x="20.655cm" svg:y="7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22.369cm" svg:y="74.29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4.svm" xlink:type="simple" xlink:show="embed" xlink:actuate="onLoad"/>
        </draw:frame>
        <draw:frame draw:style-name="gr6" draw:text-style-name="P9" draw:layer="layout" svg:width="8.179cm" svg:height="1.773cm" svg:x="21.291cm" svg:y="72.12cm">
          <draw:text-box>
            <text:p text:style-name="P9"><text:span text:style-name="T6">isLeaf = </text:span><text:span text:style-name="T7">true</text:span></text:p>
          </draw:text-box>
        </draw:frame>
        <draw:frame draw:style-name="standard" draw:layer="layout" svg:width="4.658cm" svg:height="2.384cm" svg:x="23.717cm" svg:y="122.6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658cm" svg:height="2.384cm" svg:x="23.717cm" svg:y="122.6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6.svm" xlink:type="simple" xlink:show="embed" xlink:actuate="onLoad"/>
        </draw:frame>
        <draw:frame draw:style-name="gr6" draw:text-style-name="P9" draw:layer="layout" svg:width="8.179cm" svg:height="1.773cm" svg:x="22.766cm" svg:y="120.38cm">
          <draw:text-box>
            <text:p text:style-name="P9"><text:span text:style-name="T6">isLeaf = false</text:span></text:p>
          </draw:text-box>
        </draw:frame>
        <draw:custom-shape draw:style-name="gr4" draw:text-style-name="P4" draw:layer="layout" svg:width="9.653cm" svg:height="6.096cm" svg:x="22.003cm" svg:y="11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23.717cm" svg:y="122.6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>
                <text:p text:style-name="P10"><text:span text:style-name="T8">b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6" draw:text-style-name="P9" draw:layer="layout" svg:width="8.179cm" svg:height="1.773cm" svg:x="22.639cm" svg:y="120.507cm">
          <draw:text-box>
            <text:p text:style-name="P9"><text:span text:style-name="T6">isLeaf = false</text:span></text:p>
          </draw:text-box>
        </draw:frame>
        <draw:frame draw:style-name="standard" draw:layer="layout" svg:width="4.658cm" svg:height="2.384cm" svg:x="32.86cm" svg:y="132.3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4.658cm" svg:height="2.384cm" svg:x="32.86cm" svg:y="132.3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19.svm" xlink:type="simple" xlink:show="embed" xlink:actuate="onLoad"/>
        </draw:frame>
        <draw:frame draw:style-name="gr6" draw:text-style-name="P9" draw:layer="layout" svg:width="8.179cm" svg:height="1.773cm" svg:x="31.909cm" svg:y="130.032cm">
          <draw:text-box>
            <text:p text:style-name="P9"><text:span text:style-name="T6">isLeaf = false</text:span></text:p>
          </draw:text-box>
        </draw:frame>
        <draw:custom-shape draw:style-name="gr4" draw:text-style-name="P4" draw:layer="layout" svg:width="9.653cm" svg:height="6.096cm" svg:x="31.146cm" svg:y="129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32.86cm" svg:y="132.3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0.svm" xlink:type="simple" xlink:show="embed" xlink:actuate="onLoad"/>
        </draw:frame>
        <draw:frame draw:style-name="gr6" draw:text-style-name="P9" draw:layer="layout" svg:width="8.179cm" svg:height="1.773cm" svg:x="31.782cm" svg:y="130.159cm">
          <draw:text-box>
            <text:p text:style-name="P9"><text:span text:style-name="T6">isLeaf = </text:span><text:span text:style-name="T7">true</text:span></text:p>
          </draw:text-box>
        </draw:frame>
        <draw:frame draw:style-name="standard" draw:layer="layout" svg:width="4.658cm" svg:height="2.384cm" svg:x="31.131cm" svg:y="98.80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658cm" svg:height="2.384cm" svg:x="31.131cm" svg:y="98.80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2.svm" xlink:type="simple" xlink:show="embed" xlink:actuate="onLoad"/>
        </draw:frame>
        <draw:frame draw:style-name="gr6" draw:text-style-name="P9" draw:layer="layout" svg:width="8.179cm" svg:height="1.773cm" svg:x="30.18cm" svg:y="96.504cm">
          <draw:text-box>
            <text:p text:style-name="P9"><text:span text:style-name="T6">isLeaf = false</text:span></text:p>
          </draw:text-box>
        </draw:frame>
        <draw:custom-shape draw:style-name="gr4" draw:text-style-name="P4" draw:layer="layout" svg:width="9.653cm" svg:height="6.096cm" svg:x="29.417cm" svg:y="95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31.131cm" svg:y="98.80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3.svm" xlink:type="simple" xlink:show="embed" xlink:actuate="onLoad"/>
        </draw:frame>
        <draw:frame draw:style-name="gr6" draw:text-style-name="P9" draw:layer="layout" svg:width="8.179cm" svg:height="1.773cm" svg:x="30.053cm" svg:y="96.631cm">
          <draw:text-box>
            <text:p text:style-name="P9"><text:span text:style-name="T6">isLeaf = </text:span><text:span text:style-name="T7">true</text:span></text:p>
          </draw:text-box>
        </draw:frame>
        <draw:line draw:style-name="gr2" draw:text-style-name="P11" draw:layer="layout" svg:x1="30.639cm" svg:y1="113.776cm" svg:x2="26.575cm" svg:y2="119.618cm">
          <text:p/>
        </draw:line>
        <draw:line draw:style-name="gr2" draw:text-style-name="P11" draw:layer="layout" svg:x1="27.464cm" svg:y1="125.079cm" svg:x2="35.338cm" svg:y2="129.143cm">
          <text:p/>
        </draw:line>
        <draw:frame draw:style-name="standard" draw:layer="layout" svg:width="4.658cm" svg:height="2.384cm" svg:x="29.304cm" svg:y="111.2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658cm" svg:height="2.384cm" svg:x="29.304cm" svg:y="111.2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5.svm" xlink:type="simple" xlink:show="embed" xlink:actuate="onLoad"/>
        </draw:frame>
        <draw:frame draw:style-name="gr6" draw:text-style-name="P9" draw:layer="layout" svg:width="8.179cm" svg:height="1.773cm" svg:x="28.353cm" svg:y="108.95cm">
          <draw:text-box>
            <text:p text:style-name="P9"><text:span text:style-name="T6">isLeaf = false</text:span></text:p>
          </draw:text-box>
        </draw:frame>
        <draw:custom-shape draw:style-name="gr4" draw:text-style-name="P4" draw:layer="layout" svg:width="9.653cm" svg:height="6.096cm" svg:x="27.59cm" svg:y="108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29.304cm" svg:y="111.2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>
                <text:p text:style-name="P10"><text:span text:style-name="T8">a</text:span></text:p>
              </table:table-cell>
              <table:table-cell table:style-name="ce2"/>
            </table:table-row>
          </table:table>
          <draw:image xlink:href="Pictures/TablePreview26.svm" xlink:type="simple" xlink:show="embed" xlink:actuate="onLoad"/>
        </draw:frame>
        <draw:frame draw:style-name="gr6" draw:text-style-name="P9" draw:layer="layout" svg:width="8.179cm" svg:height="1.773cm" svg:x="28.226cm" svg:y="109.077cm">
          <draw:text-box>
            <text:p text:style-name="P9"><text:span text:style-name="T6">isLeaf = false</text:span></text:p>
          </draw:text-box>
        </draw:frame>
        <draw:frame draw:style-name="standard" draw:layer="layout" svg:width="4.658cm" svg:height="2.384cm" svg:x="22.75cm" svg:y="88.89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658cm" svg:height="2.384cm" svg:x="22.75cm" svg:y="88.89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2"/>
            </table:table-row>
          </table:table>
          <draw:image xlink:href="Pictures/TablePreview28.svm" xlink:type="simple" xlink:show="embed" xlink:actuate="onLoad"/>
        </draw:frame>
        <draw:frame draw:style-name="gr6" draw:text-style-name="P9" draw:layer="layout" svg:width="8.179cm" svg:height="1.773cm" svg:x="21.799cm" svg:y="86.598cm">
          <draw:text-box>
            <text:p text:style-name="P9"><text:span text:style-name="T6">isLeaf = false</text:span></text:p>
          </draw:text-box>
        </draw:frame>
        <draw:custom-shape draw:style-name="gr4" draw:text-style-name="P4" draw:layer="layout" svg:width="9.653cm" svg:height="6.096cm" svg:x="21.036cm" svg:y="85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658cm" svg:height="2.384cm" svg:x="22.75cm" svg:y="88.89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/>
              <table:table-cell table:style-name="ce4">
                <text:p text:style-name="P10"><text:span text:style-name="T8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6" draw:text-style-name="P9" draw:layer="layout" svg:width="8.179cm" svg:height="1.773cm" svg:x="21.672cm" svg:y="86.725cm">
          <draw:text-box>
            <text:p text:style-name="P9"><text:span text:style-name="T6">isLeaf = false</text:span></text:p>
          </draw:text-box>
        </draw:frame>
        <draw:line draw:style-name="gr2" draw:text-style-name="P11" draw:layer="layout" svg:x1="26.624cm" svg:y1="91.424cm" svg:x2="33.99cm" svg:y2="95.6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8:21:57.203032000</meta:creation-date>
    <dc:date>2014-11-23T04:36:30.499632000</dc:date>
    <meta:editing-duration>P4DT10H10M36S</meta:editing-duration>
    <meta:editing-cycles>2</meta:editing-cycles>
    <meta:generator>LibreOffice/4.2.5.2$MacOSX_X86_64 LibreOffice_project/61cb170a04bb1f12e77c884eab9192be736ec5f5</meta:generator>
    <meta:document-statistic meta:object-count="67"/>
  </office:meta>
</office:document-meta>
</file>